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Title_20_Shobido_20_2">
      <style:text-properties fo:color="#008000"/>
    </style:style>
    <style:style style:name="P5" style:family="paragraph" style:parent-style-name="Title_20_Shobido_20_2">
      <style:text-properties fo:color="#800000"/>
    </style:style>
    <style:style style:name="P6" style:family="paragraph" style:parent-style-name="Corpus_20_A">
      <style:text-properties style:use-window-font-color="true"/>
    </style:style>
    <style:style style:name="P7" style:family="paragraph" style:parent-style-name="Corpus_20_A">
      <style:text-properties fo:color="#008000"/>
    </style:style>
    <style:style style:name="P8" style:family="paragraph" style:parent-style-name="Corpus_20_A">
      <style:text-properties fo:color="#800000"/>
    </style:style>
    <style:style style:name="P9" style:family="paragraph" style:parent-style-name="Corpus_20_A">
      <style:text-properties fo:color="#000000" style:text-line-through-style="solid"/>
    </style:style>
    <style:style style:name="P10" style:family="paragraph" style:parent-style-name="Corpus_20_A">
      <style:text-properties officeooo:paragraph-rsid="000e3f9b"/>
    </style:style>
    <style:style style:name="P11" style:family="paragraph" style:parent-style-name="Corpus_20_A">
      <style:text-properties officeooo:paragraph-rsid="000e56fb"/>
    </style:style>
    <style:style style:name="T1" style:family="text">
      <style:text-properties style:use-window-font-color="true"/>
    </style:style>
    <style:style style:name="T2" style:family="text">
      <style:text-properties style:text-line-through-style="solid"/>
    </style:style>
    <style:style style:name="T3" style:family="text">
      <style:text-properties fo:color="#008000"/>
    </style:style>
    <style:style style:name="T4" style:family="text">
      <style:text-properties fo:color="#800000"/>
    </style:style>
    <style:style style:name="T5" style:family="text">
      <style:text-properties fo:color="#800000" officeooo:rsid="00108dbf"/>
    </style:style>
    <style:style style:name="T6"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P10">La cible de ce soldat ne peut bénéficier d'aucun « report de touche ». <text:span text:style-name="T5">(assassin porte les jet de touche ciblée à 8,9et 10 à conditions qu’ils soient suffisants pour toucher)</text:span></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quatre fois sa valeur de « Mv » au lieu de seulement deux fois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 <text:span text:style-name="T3">ou de regroupement (1.3)</text:span></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text:soft-page-break/>Démolisseur : </text:p>
      <text:p text:style-name="Corpus_20_A">Le soldat bénéficie d'un bonus de 2 pour la résolution des « assauts » et est immunisé aux effets de la compétence « écrasement ».</text:p>
      <text:p text:style-name="Title_20_Shobido_20_2">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Tant qu'il est « valide », le personnage fait bénéficier de sa valeur de commandement à tous les soldats alliés situés à moins de 12ps. Autrement dit, tant que le personnage est « valide », tous les soldats de son armée à moins de 12ps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9">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P9">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P7"><text:span text:style-name="T2">De plus </text:span><text:span text:style-name="T6">L</text:span>orsqu'il combat au corps à corps et qu'il est « dominant », ce soldat oblige les combattants ennemis à « encaisser » plutôt qu'à effectuer une « esquive ».</text:p>
      <text:p text:style-name="P7">La compétence « psyker » immunise contre la <text:s/>compétence « gladiateur ».</text:p>
      <text:p text:style-name="Title_20_Shobido_20_2"><text:soft-page-break/>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Corpus_20_A">De plus, il est immunisé aux « écrasements ».</text:p>
      <text:p text:style-name="Title_20_Shobido_20_2">Implacable : </text:p>
      <text:p text:style-name="Corpus_20_A">Le soldat est immunisé à la « peur ». Il<text:span text:style-name="T1"> ne peut pas effectuer d'« esquive » mais doit toujours tenter une « intervention » s'il est en mesure d'en effectuer une.</text:span></text:p>
      <text:p text:style-name="P6">Il n'effectue jamais de mouvement de « panique ».</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Le pion incubation est retiré du champs de bataille s'il est détruit<text:span text:style-name="T2">.</text:span></text:p>
      <text:p text:style-name="Corpus_20_A">En fin de bataille, dans le cadre d'une campagne, vous gagnez un « bonus de renfort » de 1 point pour chaque pion incubation encore présent sur le champs de bataille si vous avez conquis le territoire.</text:p>
      <text:p text:style-name="Title_20_Shobido_20_2"><text:soft-page-break/>Infiltration : </text:p>
      <text:p text:style-name="Corpus_20_Note">Compétence active (1.2). Durant la phase d'ordre, au moment de l'entrée des réserves. Le soldat doit être en réserve.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X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 X » « jets de détermination de zone » et on conserve celui de son choix pour déterminer l'emplacement de la zone de parachutage.</text:p>
      <text:p text:style-name="Corpus_20_A">Attention : on ne peut conserver qu'un seul résultat pour l'ensemble des parachutistes assignés à un même parachutage.</text:p>
      <text:p text:style-name="Title_20_Shobido_20_2">Peur : </text:p>
      <text:p text:style-name="Corpus_20_Note">Compétence passive. Durant la phase de corps à corps, au moment des combats.</text:p>
      <text:p text:style-name="Corpus_20_A">Lorsqu'il combat au corps à corps et qu'il est « dominant », ce soldat oblige les combattants ennemis à effectuer une « esquive » plutôt qu'à « encaisser ».</text:p>
      <text:p text:style-name="Corpus_20_A">Les compétences « implacable » et « psyker » immunisent contre la <text:s/>« peur ».</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6">Le soldat effectue <text:span text:style-name="T4">toujours</text:span> un « mouvement de charge » <text:span text:style-name="T4">maximal</text:span> de 8ps <text:span text:style-name="T4">au lieu du déplacement normalement indiqué par son ordre.</text:span></text:p>
      <text:p text:style-name="Title_20_Shobido_20_2">Saut Warp : </text:p>
      <text:p text:style-name="P11">Le soldat ne peut pas être pris pour cible par un « tir d'interception », de plus il peut effectuer son déplacement sans tenir compte des obstacles. <text:span text:style-name="T5">de plus seuls les soldats en tir appuyé peuvent cibler des soldats avec la compétence « saut-warp » qui ont reçu l’ordre « Mouvement » ou « Redéploiement » mais avec un malus de -2 à leur tir.</text:span></text:p>
      <text:p text:style-name="Title_20_Shobido_20_2"><text:soft-page-break/>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text:span text:style-name="T3"> Le véhicule, s'il est en tir appuyé, peut au cours d’un même tour repositionner tous les marqueurs d’artillerie de son arme juste après avoir fait feu, ce afin d’être prêt a faire feu directement au prochain tour aux nouvelles coordonnées.</text:span></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 <text:span text:style-name="T3">il est dès lors considéré comme « implacable ».</text:span></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text:soft-page-break/>L'explosion du fanatique a la même puissance qu'un obus.</text:p>
      <text:p text:style-name="Corpus_20_A">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redéploiement, l'affut et ses servants se déplacent comme un fantassin ayant reçu l'ordre « redéploi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text:soft-page-break/>Pénétration : -2</text:p>
      <text:p text:style-name="Corpus_20_Note">Charge explosive : -1</text:p>
      <text:p text:style-name="Title_20_Shobido_20_2">Guide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Massif :</text:p>
      <text:p text:style-name="Corpus_20_A">Le soldat est « implacable », il est toujours touché par un « écrasement », il ne peut bénéficier d'un report de touche.</text:p>
      <text:p text:style-name="Title_20_Shobido_20_2">PARANOIAQUE :</text:p>
      <text:p text:style-name="Corpus_20_A">les commandants alliés de rangs inférieurs à moins de 12ps sont éliminés sans possibilité de sauvegarde, si deux commandants de rangs égaux sont à moins de 12ps l’un d’entre eux est éliminé sans sauvegarde possible, au choix du joueur.</text:p>
      <text:p text:style-name="Title_20_Shobido_20_2">Garde Rang 1 :</text:p>
      <text:p text:style-name="Corpus_20_A"/>
      <text:p text:style-name="Title_20_Shobido_20_2">Garde rang 2 :</text:p>
      <text:p text:style-name="Corpus_20_A"/>
      <text:p text:style-name="Title_20_Shobido_20_2">Garde rang 3 :</text:p>
      <text:p text:style-name="Corpus_20_A"/>
      <text:p text:style-name="Title_20_Shobido_20_2">Dreadnought :</text:p>
      <text:p text:style-name="Corpus_20_A">Le soldat peut utiliser une arme lourde même s'il effectue un mouvement ou une manœuvre. </text:p>
      <text:p text:style-name="Corpus_20_A">De plus s’il utilise une arme qui n’est pas une « arme lourde » celle ci gagne alors automatiquement la compétence « tir au jugé » même si le profil de l’arme ne la comprend pas d’habitude. Un soldat de cette taille peut manier une carabine bolter comme un soldat utilise un pistolet.</text:p>
      <text:p text:style-name="Title_20_Shobido_20_2">RESPIRATEUR :</text:p>
      <text:p text:style-name="Corpus_20_A">Le soldat est immunisé aux effets des « grenades à gaz ».</text:p>
      <text:p text:style-name="Title_20_Shobido_20_2"><text:s/>EGIDE :</text:p>
      <text:p text:style-name="Corpus_20_A">Svg 2+ pour lui même et tous les soldats alliés à moins de 6ps contre tous les tirs directs <text:s/>(sont exclus les TT, TP, grenades, CAC). En cas d'echec au test de sauvegarde la cible initiale est blessée et effectue un jet de blessure. En cas d’échec du test de sauvegarde sur un résultat de 1 c'est le drône qui est touché (et ce quelque soit la cible initiale) et qui effectue un jet de blessure.</text:p>
      <text:p text:style-name="Title_20_Shobido_20_2">Dépendant :</text:p>
      <text:p text:style-name="Corpus_20_A">Le soldat reçoit toujours un ordre similaire au soldat « non-dépendant » le plus proche. S'il est à plus de 6ps d'un soldat allié non dépendant il reçoit un ordre de redéploiement et utilisera son déplacement pour se rapprocher du soldat allié le plus proche.</text:p>
      <text:p text:style-name="P4">Illumination Laser :</text:p>
      <text:p text:style-name="P7">Lorsqu’un soldat alliée tire, il peut invoquer une Illumination LASER et profiter d’un bonus de 1 point pour son jet pour toucher. </text:p>
      <text:p text:style-name="P7">La compétence doit être invoquée avant le jet de dé,</text:p>
      <text:p text:style-name="P7">La compétence ne se cumule pas avec elle même pour un même tir, (il est interdit d’utiliser deux soldats possédant tous deux « illumination laser » afin d’obtenir une bonus de +2 pour un tir)</text:p>
      <text:p text:style-name="P7">Chaque fois qu’une telle compétence est invoquée un marqueur « utilisée » doit être placé à coté d’un soldat disposant de la compétence « illumination LASER » ayant une ligne de vue sur la cible.</text:p>
      <text:p text:style-name="P7">Un soldat peut utiliser sa propre compétence « illumination LASER » pour son propre jet pour toucher s’il le désire.</text:p>
      <text:p text:style-name="P5"><text:soft-page-break/>CORROSIF :</text:p>
      <text:p text:style-name="P8">Les liquides biologiques de ces soldats sont bien plus corrosifs que ne le sont ceux des autres espèces et il en résulte qu'à la mort d'un soldat « corrosif », les projections gluantes ou liquides peuvent blesser les soldats alentours.</text:p>
      <text:p text:style-name="P8">Cette projection est similaire en terme de jeu à l'explosion immédiate d'une grenade à fragmentation à l'emplacement exact du soldat « corrosif » trépassé.</text:p>
      <text:p text:style-name="P8">Le soldat est immunisé aux effets des autres solda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_20_Shobido_20_1" style:display-name="Title Shobido 1" style:family="paragraph" style:default-outline-level="1"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family="'Copperplate Gothic Bold'" style:font-style-name="Normal" style:font-family-generic="swiss" style:font-pitch="variable"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family="Sylfaen" style:font-style-name="Normal" style:font-family-generic="roman" style:font-pitch="variable"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family="Sylfaen" style:font-style-name="Gras" style:font-family-generic="roman" style:font-pitch="variable"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family="Arial" style:font-style-name="Gras Italique" style:font-family-generic="swiss" style:font-pitch="variable"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family="'Copperplate Gothic Bold'" style:font-style-name="Normal" style:font-family-generic="swiss" style:font-pitch="variable"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font-family="Sylfaen" style:font-style-name="Normal" style:font-family-generic="roman" style:font-pitch="variable"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family="Sylfaen" style:font-style-name="Normal" style:font-family-generic="roman" style:font-pitch="variable"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7</text:page-number> / <text:page-count>8</text:page-count></text:p>
      </style:footer>
      <style:footer-left>
        <text:p text:style-name="MP2">5 <text:s/>: <text:s/><text:page-number text:select-page="current">8</text:page-number> / <text:page-count>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Windows_x86 LibreOffice_project/40ff705089295be5be0aae9b15123f687c05b0a</meta:generator>
    <meta:creation-date>2009-04-16T11:32:02</meta:creation-date>
    <dc:date>2014-06-22T19:28:58.944000000</dc:date>
    <meta:editing-cycles>62</meta:editing-cycles>
    <meta:editing-duration>P1DT21H57M12S</meta:editing-duration>
    <meta:document-statistic meta:table-count="0" meta:image-count="0" meta:object-count="0" meta:page-count="8" meta:paragraph-count="208" meta:word-count="3521" meta:character-count="19439" meta:non-whitespace-character-count="16054"/>
    <meta:user-defined meta:name="Info 1"/>
    <meta:user-defined meta:name="Info 2"/>
    <meta:user-defined meta:name="Info 3"/>
    <meta:user-defined meta:name="Info 4"/>
  </office:meta>
</office:document-meta>
</file>